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t" fo:country="EE"/>
    </style:style>
    <style:style style:name="P3" style:family="paragraph" style:parent-style-name="Standard">
      <style:paragraph-properties fo:line-height="150%"/>
      <style:text-properties style:font-name="Times New Roman2" fo:language="et" fo:country="EE" officeooo:rsid="00170b1b" officeooo:paragraph-rsid="00170b1b"/>
    </style:style>
    <style:style style:name="P4" style:family="paragraph" style:parent-style-name="Standard">
      <style:paragraph-properties fo:line-height="150%"/>
      <style:text-properties style:font-name="Times New Roman2" fo:language="et" fo:country="EE"/>
    </style:style>
    <style:style style:name="P5" style:family="paragraph" style:parent-style-name="Standard">
      <style:paragraph-properties fo:line-height="150%" fo:text-align="center" style:justify-single-word="false"/>
      <style:text-properties style:font-name="Times New Roman2" fo:font-size="14pt" fo:language="et" fo:country="EE" officeooo:rsid="00170b1b" officeooo:paragraph-rsid="00170b1b" style:font-size-asian="14pt" style:font-size-complex="14pt"/>
    </style:style>
    <style:style style:name="P6" style:family="paragraph" style:parent-style-name="Standard">
      <style:paragraph-properties fo:line-height="150%" fo:text-align="end" style:justify-single-word="false"/>
      <style:text-properties style:font-name="Times New Roman2" fo:font-size="14pt" fo:language="et" fo:country="EE" officeooo:rsid="00170b1b" officeooo:paragraph-rsid="00170b1b" style:font-size-asian="14pt" style:font-size-complex="14pt"/>
    </style:style>
    <style:style style:name="P7" style:family="paragraph" style:parent-style-name="Standard">
      <style:paragraph-properties fo:line-height="150%"/>
      <style:text-properties style:font-name="Times New Roman2" fo:font-size="14pt" fo:language="et" fo:country="EE" officeooo:rsid="00170b1b" officeooo:paragraph-rsid="00170b1b" style:font-size-asian="14pt" style:font-size-complex="14pt"/>
    </style:style>
    <style:style style:name="P8" style:family="paragraph" style:parent-style-name="Standard">
      <style:paragraph-properties fo:line-height="150%" fo:text-align="end" style:justify-single-word="false"/>
      <style:text-properties style:font-name="Times New Roman2" fo:font-size="14pt" fo:language="et" fo:country="EE" officeooo:rsid="001abd72" officeooo:paragraph-rsid="001abd72" style:font-size-asian="14pt" style:font-size-complex="14pt"/>
    </style:style>
    <style:style style:name="P9" style:family="paragraph" style:parent-style-name="Standard">
      <style:paragraph-properties fo:line-height="150%" fo:text-align="center" style:justify-single-word="false"/>
      <style:text-properties style:font-name="Times New Roman2" fo:font-size="22pt" fo:language="et" fo:country="EE" fo:font-weight="bold" officeooo:rsid="00170b1b" officeooo:paragraph-rsid="00170b1b" style:font-size-asian="22pt" style:font-weight-asian="bold" style:font-size-complex="22pt" style:font-weight-complex="bold"/>
    </style:style>
    <style:style style:name="P10" style:family="paragraph" style:parent-style-name="Standard" style:master-page-name="">
      <loext:graphic-properties draw:fill="none"/>
      <style:paragraph-properties fo:margin-left="0in" fo:margin-right="0in" fo:line-height="150%" fo:text-align="end" style:justify-single-word="false" fo:text-indent="0in" style:auto-text-indent="false" style:page-number="auto" fo:background-color="transparent"/>
      <style:text-properties style:font-name="Times New Roman2" fo:font-size="14pt" fo:language="et" fo:country="EE" officeooo:rsid="00170b1b" officeooo:paragraph-rsid="00170b1b" style:font-size-asian="14pt" style:font-size-complex="14pt"/>
    </style:style>
    <style:style style:name="P11"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text-properties fo:language="et" fo:country="EE"/>
    </style:style>
    <style:style style:name="P12"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13"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fo:language="et" fo:country="EE"/>
    </style:style>
    <style:style style:name="P14"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style>
    <style:style style:name="P15" style:family="paragraph" style:parent-style-name="Text_20_body">
      <style:text-properties officeooo:rsid="00170b1b" officeooo:paragraph-rsid="00170b1b"/>
    </style:style>
    <style:style style:name="P16" style:family="paragraph" style:parent-style-name="Contents_20_Heading">
      <style:text-properties fo:language="et" fo:country="EE"/>
    </style:style>
    <style:style style:name="P17" style:family="paragraph" style:parent-style-name="Contents_20_Heading">
      <style:paragraph-properties fo:break-before="page"/>
      <style:text-properties fo:language="et" fo:country="EE"/>
    </style:style>
    <style:style style:name="P18" style:family="paragraph" style:parent-style-name="Contents_20_Heading">
      <style:paragraph-properties fo:break-before="page"/>
      <style:text-properties officeooo:rsid="00170b1b" officeooo:paragraph-rsid="00170b1b"/>
    </style:style>
    <style:style style:name="P19" style:family="paragraph" style:parent-style-name="Contents_20_1">
      <style:paragraph-properties>
        <style:tab-stops>
          <style:tab-stop style:position="6.302in" style:type="right" style:leader-style="dotted" style:leader-text="."/>
        </style:tab-stops>
      </style:paragraph-properties>
    </style:style>
    <style:style style:name="P20" style:family="paragraph" style:parent-style-name="Contents_20_2">
      <style:paragraph-properties>
        <style:tab-stops>
          <style:tab-stop style:position="6.1055in" style:type="right" style:leader-style="dotted" style:leader-text="."/>
        </style:tab-stops>
      </style:paragraph-properties>
    </style:style>
    <style:style style:name="P21" style:family="paragraph" style:parent-style-name="Contents_20_3">
      <style:paragraph-properties>
        <style:tab-stops>
          <style:tab-stop style:position="5.9091in" style:type="right" style:leader-style="dotted" style:leader-text="."/>
        </style:tab-stops>
      </style:paragraph-properties>
    </style:style>
    <style:style style:name="P22" style:family="paragraph" style:parent-style-name="Text_20_body">
      <style:text-properties officeooo:rsid="0028302a" officeooo:paragraph-rsid="0028302a"/>
    </style:style>
    <style:style style:name="P23" style:family="paragraph" style:parent-style-name="Text_20_body">
      <style:text-properties officeooo:rsid="0028b4bf" officeooo:paragraph-rsid="0028b4bf"/>
    </style:style>
    <style:style style:name="P24" style:family="paragraph" style:parent-style-name="Text_20_body">
      <style:text-properties officeooo:rsid="002b566c" officeooo:paragraph-rsid="002b566c"/>
    </style:style>
    <style:style style:name="P25" style:family="paragraph" style:parent-style-name="Text_20_body">
      <loext:graphic-properties draw:fill="none"/>
      <style:paragraph-properties fo:margin-left="0in" fo:margin-right="0in" fo:margin-top="0in" fo:margin-bottom="0.1654in" loext:contextual-spacing="false" fo:line-height="150%" fo:text-indent="0in" style:auto-text-indent="false" fo:background-color="transparent"/>
      <style:text-properties officeooo:rsid="0028b4bf" officeooo:paragraph-rsid="0028b4bf"/>
    </style:style>
    <style:style style:name="P26" style:family="paragraph" style:parent-style-name="Text_20_body" style:master-page-name="">
      <loext:graphic-properties draw:fill="none"/>
      <style:paragraph-properties fo:margin-left="0in" fo:margin-right="0in" fo:margin-top="0in" fo:margin-bottom="0.1654in" loext:contextual-spacing="false" fo:line-height="150%" fo:text-indent="0in" style:auto-text-indent="false" style:page-number="auto" fo:background-color="transparent"/>
    </style:style>
    <style:style style:name="P27" style:family="paragraph" style:parent-style-name="Heading_20_1" style:list-style-name="">
      <style:text-properties fo:language="et" fo:country="EE"/>
    </style:style>
    <style:style style:name="P28" style:family="paragraph" style:parent-style-name="Heading_20_1">
      <style:paragraph-properties fo:break-before="page"/>
      <style:text-properties fo:language="et" fo:country="EE"/>
    </style:style>
    <style:style style:name="P29" style:family="paragraph" style:parent-style-name="Heading_20_1">
      <style:paragraph-properties fo:break-before="page"/>
      <style:text-properties officeooo:rsid="00170b1b" officeooo:paragraph-rsid="00170b1b"/>
    </style:style>
    <style:style style:name="P30" style:family="paragraph" style:parent-style-name="Heading_20_2">
      <style:text-properties officeooo:rsid="00170b1b" officeooo:paragraph-rsid="00170b1b"/>
    </style:style>
    <style:style style:name="P31" style:family="paragraph" style:parent-style-name="Heading_20_2">
      <style:text-properties fo:language="et" fo:country="EE"/>
    </style:style>
    <style:style style:name="P32" style:family="paragraph" style:parent-style-name="Heading_20_2">
      <style:text-properties officeooo:rsid="002659a2" officeooo:paragraph-rsid="002659a2"/>
    </style:style>
    <style:style style:name="P33" style:family="paragraph" style:parent-style-name="Heading_20_3">
      <style:text-properties fo:language="et" fo:country="EE"/>
    </style:style>
    <style:style style:name="P34" style:family="paragraph" style:parent-style-name="Heading_20_3">
      <style:text-properties officeooo:rsid="00170b1b" officeooo:paragraph-rsid="00170b1b"/>
    </style:style>
    <style:style style:name="P35" style:family="paragraph" style:parent-style-name="Heading_20_3">
      <style:text-properties officeooo:rsid="0028302a" officeooo:paragraph-rsid="0028302a"/>
    </style:style>
    <style:style style:name="T1" style:family="text">
      <style:text-properties officeooo:rsid="0018ddb2"/>
    </style:style>
    <style:style style:name="T2" style:family="text">
      <style:text-properties officeooo:rsid="001c77e4"/>
    </style:style>
    <style:style style:name="T3" style:family="text">
      <style:text-properties officeooo:rsid="001e3566"/>
    </style:style>
    <style:style style:name="T4" style:family="text">
      <style:text-properties officeooo:rsid="001fef2a"/>
    </style:style>
    <style:style style:name="T5" style:family="text">
      <style:text-properties officeooo:rsid="0028b4bf"/>
    </style:style>
    <style:style style:name="T6" style:family="text">
      <style:text-properties officeooo:rsid="002a705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Tallinna Reaalkool</text:p>
      <text:p text:style-name="P3"/>
      <text:p text:style-name="P3"/>
      <text:p text:style-name="P3"/>
      <text:p text:style-name="P3"/>
      <text:p text:style-name="P3"/>
      <text:p text:style-name="P9">Rubiku kuubiku manipulaatori ehitamine ja optimeerimisalgoritmide analüüsimine</text:p>
      <text:p text:style-name="P5">Uurimistöö</text:p>
      <text:p text:style-name="P3"/>
      <text:p text:style-name="P3"/>
      <text:p text:style-name="P3"/>
      <text:p text:style-name="P3"/>
      <text:p text:style-name="P10">Joosep Näks</text:p>
      <text:p text:style-name="P6">11.a</text:p>
      <text:p text:style-name="P8"><text:span text:style-name="T2">Juhendaja: </text:span>Jaagup Kippar</text:p>
      <text:p text:style-name="P7"/>
      <text:p text:style-name="P7"/>
      <text:p text:style-name="P5">Tallinn 2018</text:p>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isukord</text:p>
          </text:index-title>
          <text:p text:style-name="P19"><text:a xlink:type="simple" xlink:href="#__RefHeading___Toc855_265881006" text:style-name="Index_20_Link" text:visited-style-name="Index_20_Link"><text:s/>1. Lahendusalgoritmid<text:tab/>5</text:a></text:p>
          <text:p text:style-name="P20"><text:a xlink:type="simple" xlink:href="#__RefHeading___Toc1187_265881006" text:style-name="Index_20_Link" text:visited-style-name="Index_20_Link"><text:s/>1.1. Terminoloogia<text:tab/>5</text:a></text:p>
          <text:p text:style-name="P20"><text:a xlink:type="simple" xlink:href="#__RefHeading___Toc857_265881006" text:style-name="Index_20_Link" text:visited-style-name="Index_20_Link"><text:s/>1.2. Kasutatavate algoritmide ülevaade<text:tab/>5</text:a></text:p>
          <text:p text:style-name="P21"><text:a xlink:type="simple" xlink:href="#__RefHeading___Toc859_265881006" text:style-name="Index_20_Link" text:visited-style-name="Index_20_Link"><text:s/>1.2.1. Thistlewhite algoritm<text:tab/>5</text:a></text:p>
          <text:p text:style-name="P21"><text:a xlink:type="simple" xlink:href="#__RefHeading___Toc1189_265881006" text:style-name="Index_20_Link" text:visited-style-name="Index_20_Link"><text:s/>1.2.2. Kociemba algoritm<text:tab/>6</text:a></text:p>
          <text:p text:style-name="P21"><text:a xlink:type="simple" xlink:href="#__RefHeading___Toc1191_265881006" text:style-name="Index_20_Link" text:visited-style-name="Index_20_Link"><text:s/>1.2.3. Korfi algoritm<text:tab/>7</text:a></text:p>
          <text:p text:style-name="P20"><text:a xlink:type="simple" xlink:href="#__RefHeading___Toc1193_265881006" text:style-name="Index_20_Link" text:visited-style-name="Index_20_Link"><text:s/>1.3. Realisatsioon ja tulemuste analüüs<text:tab/>7</text:a></text:p>
          <text:p text:style-name="P19"><text:a xlink:type="simple" xlink:href="#__RefHeading___Toc1195_265881006" text:style-name="Index_20_Link" text:visited-style-name="Index_20_Link"><text:s/>2. Seadme arhitektuur ja disain<text:tab/>8</text:a></text:p>
          <text:p text:style-name="P20"><text:a xlink:type="simple" xlink:href="#__RefHeading___Toc1197_265881006" text:style-name="Index_20_Link" text:visited-style-name="Index_20_Link"><text:s/>2.1. Mehaanika<text:tab/>8</text:a></text:p>
          <text:p text:style-name="P20"><text:a xlink:type="simple" xlink:href="#__RefHeading___Toc1199_265881006" text:style-name="Index_20_Link" text:visited-style-name="Index_20_Link"><text:s/>2.2. Elektroonika<text:tab/>8</text:a></text:p>
          <text:p text:style-name="P20"><text:a xlink:type="simple" xlink:href="#__RefHeading___Toc1201_265881006" text:style-name="Index_20_Link" text:visited-style-name="Index_20_Link"><text:s/>2.3. Tarkvara<text:tab/>8</text:a></text:p>
        </text:index-body>
      </text:table-of-content>
      <text:p text:style-name="P2"/>
      <text:p text:style-name="P2"/>
      <text:p text:style-name="P2"/>
      <text:p text:style-name="P16"/>
      <text:p text:style-name="P17">Sissejuhatus</text:p>
      <text:p text:style-name="P11">Rubiku kuubik on oma leiutamisest <text:s/>aastal 1974 alates kuulsust kogunud ning levinud igasse vanuse- ja huvigruppi. Rubiku kuubik on pakkunud huvi ka matematikutele ja loogikutele, kuna sellel on kokku erinevaid võimalikke asendeid ligikaudu 43 kvintiljonit ehk kui toore jõuga lahendama hakata suvalisi pöördeid proovides, siis isegi arvutil läheks kõigi asendite läbi proovimiseks üle kümne tuhande aasta. Kuna proovimine võtab liiga kaua aega, on vaja luua algoritme kuubiku lahendamiseks. Peale niisama lahendamise on ka huvitav ülesanne leida vähimat arvu pöördeid, millega saab Rubiku kuubikut igast võimalikust asendist lahendatud asendisse viia. Seda numbrit nimetatakse God’s Numberiks ning selle täpset väärtust on üritatud leida sellest ajast saati, kui Rubiku kuubik alg<text:span text:style-name="T3">s</text:span>elt loodi.</text:p>
      <text:p text:style-name="P13">Teema valik tuleneb sellest, et autorit huvitab Rubiku kuubikute lahendamine ning tekkis huvi luua arvutis Rubiku kuubiku simulaator, et oleks lihtsam uusi valemeid katsetada ning et oleks lihtsam testida erinevate algoritmide efektiivsust. Autori huvi tõttu robootika vastu tekkis ka idee ehitada füüsiline Rubiku kuubiku manipulaator, millega visualiseerida programmi tööd.</text:p>
      <text:p text:style-name="P13">Töö eesmärk on valmistada Rubiku kuubiku manipulaator, millele antakse ette füüsiline Rubiku kuubik ja sisestatakse Rubiku kuubiku asend ning mis lahendab seejärel Rubiku kuubiku ära. Selle saavutamiseks analüüsib autor erinevaid optimeerimisalgoritme, mille abil saab Rubiku kuubikut lahendada võimalikult väikese arvu käikudega ning realiseerida vähemalt üks algoritm, mida ta seejärel kasutab manipulaatoris.</text:p>
      <text:p text:style-name="P13">Käesolev uurimustöö koosneb kahest osast. Esimeses osas kirjeldatakse erinevaid Rubiku kuubiku jaoks loodud optimeerimisalgoritme, ning lõpuks ka realiseeritakse vähemalt üks. Teises osas ehitatakse manipulaator, mis on võimeline füüsilist Rubiku kuubikut ära lahendama, kui talle on ette antud, mis Rubiku kuubiku algpositsioon on. Manipulaator koosneb kolmest etapist. Esimene etapp on mehaanika, mille käigus ehitatakse vineerist raam, mille külge saab kinnitada mootorid. Teine etapp on elektroonika, mille käigus ühendatakse mootorid mikrokontrolleri külge ja mikrokontroller omakorda väikese arvuti külge. Kolmas etapp on tarkvara, mille käigus kirjutatakse programm, mis koosneb virtuaalsest Rubiku kuubiku simulaatorist, uurimustöö esimeses osas realiseeritud algoritmist, kasutajaliidesest, kust saab algpositsiooni sisestada, ja mootoritele käske saatvast liidesest.</text:p>
      <text:p text:style-name="P13">Põhilisteks allikateks on Jaap Scherphuisi koduleht ja Speedsolvers Wiki. <text:span text:style-name="T4">M</text:span>õlemad neist sisaldavad paljude Rubiku kuubiku algoritmide kirjeldusi. Allikateks on põhiliselt <text:soft-page-break/>internetiallikad, kuna Rubiku kuubiku teemal on vähe kirjalikke allikaid. <text:span text:style-name="T4">Autor leidis</text:span> vaid <text:span text:style-name="T4">üksikud </text:span>populaarteaduslikud <text:span text:style-name="T4">artiklid</text:span>, kuid antud uurimustöös käsitletavad algoritmid on vähem tuntud, kuna neid ei kasutata käsitsi Rubiku kuubiku lahendamiseks, ei räägita nendest pindmisemates allikates. On ka mõned põhjalikumad raamatud, nagu David Singmasteri „Notes on Rubik’s Magic Cube” aastast 1981, kuid selliseid raamatuid on raske leida.</text:p>
      <text:h text:style-name="P27" text:outline-level="1"/>
      <text:list xml:id="list1939539507228997084" text:style-name="Outline">
        <text:list-item>
          <text:h text:style-name="P28" text:outline-level="1"><text:bookmark-start text:name="__RefHeading___Toc855_265881006"/>Lahendusalgoritmid<text:bookmark-end text:name="__RefHeading___Toc855_265881006"/></text:h>
          <text:list>
            <text:list-item>
              <text:h text:style-name="P30" text:outline-level="2"><text:bookmark-start text:name="__RefHeading___Toc1187_265881006"/>Terminoloogia<text:bookmark-end text:name="__RefHeading___Toc1187_265881006"/></text:h>
            </text:list-item>
          </text:list>
        </text:list-item>
      </text:list>
      <text:p text:style-name="P12">Tahk – Rubiku kuubiku üks külg. Kui Rubiku kuubikut enda ees hoida siis hoidja poole jääv tahk on eesmine tahk, sellest teisel pool on tagumine tahk, üleval on ülemine tahk, all on alumine tahk, <text:s/>paremale poole vaatav tahk on parem tahk ning vasakule poole vaatav tahk on vasak tahk.</text:p>
      <text:p text:style-name="P25">Ühikkuup ehk tükk – väikesed kuubid, milles Rubiku kuubik koosneb, ühikkuupe on 3 tüüpi: servatükid, nurgatükid ja keskkohad. Keskkohad on erilised kuna need jäävad alati samasse kohta ning nende põhjal määratakse, millised küljega on tegu. Keskkohad liiguvad ainult peegeldamise või terve kuubiku pööramisega, mida kasutatakse selleks, et leida kuubiku sümmeetrilisi asendeid, kuna valemite tabelitesse pannakse tavaliselt sümmeetrilistest asenditest ainult üks. Peale sümmeetrilise valemi leidmist pööratakse aga kuubik tagasi ja teisendatakse valem ümber, seega keskkohad on lõpuks ikkagi algsetes positsioonides.</text:p>
      <text:p text:style-name="P25">Tüki nägu – ühikkuubi üks külg.</text:p>
      <text:p text:style-name="P14">Veerandpööre – tegevus, kus pööratakse ühte tahku 90° päripäeva või vastupäeva.</text:p>
      <text:p text:style-name="P14">Poolpööre – tegevus, kus pööratakse ühte tahku 180° (pole vahet, kas päripäeva või vastupäeva, kuna tulemus on sama).</text:p>
      <text:p text:style-name="P14">Valem – hulk pöördeid, mis viivad Rubiku kuubiku ühest asendist teise. Valem esitatakse üldjuhul tähtede jadana, kus ’R’ <text:s/>tähistab parema tahu päripäeva veerandpöörde tegemist, ’L’ vasaku tahu pööramist, ’U’ ülemise tahu pööramist, ’D’ alumise tahu pööramist, ’B’ tagumise tahu pöörmaist ja ’F’ eesmise tahu pööramist. Kui tähele järgneb ülekoma <text:span text:style-name="T5">või tärn</text:span>, tähendab et seda tahku tuleb vastupäeva pöörata. Kui tähele eelneb 2, tähistab see seda, et seda tahku tuleb 2 korda pöörata ehk tuleb teha poolpööre.</text:p>
      <text:p text:style-name="P14">God’s Number – number, mis näitab vähimat võimalikku pöörete arvu, et Rubiku kuubik igast võimalikust positsioonist lahendatud positsiooni viia. God’s Numberil on ülempiir ja alampiir, mida on alates <text:s/>God’s Numberi esimesest leidmisest 1979 aastast järjest üksteisele lähemale viidud, kuni aastal 2010 tõestati selle täpne väärtus, milleks on 20. (Rokicki, Kociemba, Davidson, Dethridge 2014)</text:p>
      <text:list xml:id="list173423987374322" text:continue-numbering="true" text:style-name="Outline">
        <text:list-item>
          <text:list>
            <text:list-item>
              <text:h text:style-name="P31" text:outline-level="2"><text:bookmark-start text:name="__RefHeading___Toc857_265881006"/><text:soft-page-break/>Kasutatavate algoritmide ülevaade<text:bookmark-end text:name="__RefHeading___Toc857_265881006"/></text:h>
              <text:list>
                <text:list-item>
                  <text:h text:style-name="P33" text:outline-level="3"><text:bookmark-start text:name="__RefHeading___Toc859_265881006"/>Thistlewhite algoritm<text:bookmark-end text:name="__RefHeading___Toc859_265881006"/></text:h>
                </text:list-item>
              </text:list>
            </text:list-item>
          </text:list>
        </text:list-item>
      </text:list>
      <text:p text:style-name="P12">Thistlethwaite’i algoritmi töötas välja sõlmeteoreetik ja Tennessee Ülikooli matemaatika professor Morwen B. Thistlethwaite aastal 1981. Thistlethwaite’i algoritm on algoritm, mille eesmärk on Rubiku kuubik lahendada võimalikult väikese pöörete arvuga ja kasutab üle tuhande erineva valemi, seega on see põhiliselt mõeldud arvuti abil lahendamiseks. (Scherphuis 2014b) Thistlethwaite’i algoritm oli üks esimisi algoritme, mis kasutas Rubiku kuubiku asendite alamgruppide läbimist Rubiku kuubiku lahendamiseks. Thistlethwaite’i algoritm on tähtis ka sellepärast, et see algoritm viis God’s Numberi ülempiiri 94 pöörde pealt 52 pöörde peale. (Grol 2010)</text:p>
      <text:p text:style-name="P14">Thistlethwaite’i algoritm jagab kõik Rubiku kuubiku asendid viite erinevasse gruppi ning lahendamiseks tuleb Rubiku kuubik lahendada ühest grupist teise, kuni viimase grupini, mis sisaldab vaid ühte asendit, milleks on lahendatud Rubiku kuubik. Thistlethwaite’i algoritmile eelnevad algoritmid kõigepealt lahendasid mingi osa Rubiku kuubikust ära ning siis edasises lahenduses kasutasid valemeid, mis olemasolevat osa ära ei lõhuks, aga Thistlethwaite’i algoritmi puhul vaheetapi lõpetamine tähendab et mingit kindlat veerandpööret ei ole enam vaja teha. (Scherphuis 2014b)</text:p>
      <text:p text:style-name="P14">Esimeses grupis on täiesti sassis asendid. Seal on ligikaudu 4.33E19 <text:s/>erinevat positsiooni ning <text:s text:c="2"/>sellest grupist järgmisesse jõudmiseks kulub maksimaalselt 7 pööret. Teises grupis on sellised asendid, mille lahendamiseks on vajalik ülemise ja alumise tahuga vaid poolpöördeid teha, selles grupis on 2.11E16 erinevat positsiooni ja sellest järgmisesse gruppi jõudmiseks kulub maksimaalselt 13 pööret. Kolmandas grupis on sellised asendid, mille lahendamiseks on vajalik lisaks ülemisele ja alumisele tahule ka eesmise ja tagumise tahuga vaid poolpöördeid teha, selles grupis on ligikaudu 1.95E10 asendit ja sellest järgmisesse gruppi jõudmiseks kulub maksimaalselt 15 pööret. Neljandas grupis on sellised asendid, mille lahendamiseks on kõigi tahkudega ainult poolpöördeid vaja teha, selles grupis on ligikaudu 6.63E5 erinevat asendit ja sellest järgmisesse gruppi jõudmiseks kulub algse algoritmiga maksimaalselt 17 pööret. See teeb kokku maksimaalselt 52 pööret kogu Rubiku kuubiku lahendamiseks. (Scherphuis 2014b)</text:p>
      <text:list xml:id="list173422462832048" text:continue-numbering="true" text:style-name="Outline">
        <text:list-item>
          <text:list>
            <text:list-item>
              <text:list>
                <text:list-item>
                  <text:h text:style-name="P34" text:outline-level="3"><text:bookmark-start text:name="__RefHeading___Toc1189_265881006"/><text:soft-page-break/>Kociemba algoritm<text:bookmark-end text:name="__RefHeading___Toc1189_265881006"/></text:h>
                </text:list-item>
              </text:list>
            </text:list-item>
          </text:list>
        </text:list-item>
      </text:list>
      <text:p text:style-name="P15">Kociemba algoritmi töötas välja Saksa Rubiku kuubiku lahendaja Herbert Kociemba aastal 1992. Kociemba oli ka üks neljast inimesest, kes aastal 2010 tõestasid, et <text:s/>God’s Number on 20. (Speedsolving Wiki 2012 s.v. Herbert Kociemba) Kociemba algoritm on Thistlethwaite’i algoritmi edasiarendus, millel on vähem samme. Kociemba sai põhiliselt oma algoritmi Thistlethwaite’i omast paremaks arvutite arvutusvõimsuse arengu tõttu. (Speedsolving Wiki 2017 s.v. Kociemba’s Algorithm) Kociemba algoritm viis God’s Numberi ülempiiri 37 pöörde pealt 28 pöördeni. (Scherphuis 2014a)</text:p>
      <text:p text:style-name="P15">Sarnaselt Thistlethwaite’i algoritmiga jagab Kociemba algoritm asendid gruppidesse, aga tema algoritmis on vaid 3 gruppi asendeid. Ühest grupist teise jõudmiseks kasutab Kociemba algoritm IDA* otsimisalgoritmi. IDA* iteratiivselt sügavnev süvitiotsing, mis arvutab erinevatele teedele kaalud välja, et valed teed kiiremini välistada. Kociemba algoritmi nimetatakse ka Kociemba kahe faasi algoritmiks, kuna lahenduse saab jagada kaheks faasiks: esimesest grupist teise jõudmine ja teisest grupist kolmandasse jõudmine.(Speedsolving Wiki 2017 s.v. Kociemba’s Algorithm)</text:p>
      <text:p text:style-name="P15">Esimene grupp sisaldab sassis asendeid. Teine grupp sisaldab asendeid, mille lahendamiseks on eesmise, tagumise, parema ja vasaku tahuga ainult poolpöördeid teha (ülemise ja alumise küljega on vaja veerandpöördeid teha). Kolmas grupp on lahendatud asendi grupp. Vähima pöörete arvuga lahenduse jaoks leitakse kõigepealt vähima pöörete arvuga esimese faasi lahendus, ütleme et esimese faasi lahendamiseks kulus n pööret. Seejärel leitakse saadud asendist edasi vähima pöörete arvuga teise faasi lahendus, ütleme et selleks kulus m pööret. Kokku kulus n+m käiku. Järgmisena hakatakse vaatama suurema pöörete arvuga esimese faasi lahendusi, kuna on võimalik, et mõne teise esimese faasi lahendusega saab teist faasi veel vähema pöörete arvuga lahendada. Järgmisi teise faasi lahendusi on kergem otsida, kuna kui esimene faas lahendati n+d pöördega, siis tuleb vaadata ainult neid teise faasi lahendusi, mis ei ületa m-d pööret, sest muidu tuleks lahendus algselt leitud lahendusest pikem. (Speedsolving Wiki 2017 s.v. Kociemba’s Algorithm)</text:p>
      <text:list xml:id="list173423436461162" text:continue-numbering="true" text:style-name="Outline">
        <text:list-item>
          <text:list>
            <text:list-item>
              <text:list>
                <text:list-item>
                  <text:h text:style-name="P34" text:outline-level="3"><text:bookmark-start text:name="__RefHeading___Toc1191_265881006"/>Korfi algoritm<text:bookmark-end text:name="__RefHeading___Toc1191_265881006"/></text:h>
                </text:list-item>
              </text:list>
            </text:list-item>
          </text:list>
        </text:list-item>
      </text:list>
      <text:p text:style-name="P22">Korfi algoritmi töötas välja arvutiteaduse doktor Richard Korf aastal 1997. Richard Korf tegi oma teadutööd põhiliselt probleemilahendamise, heuristilise otsingu ja tehisintellekti alal. <text:soft-page-break/>Korfi algoritm on väga sarnane Kociemba algortimiga, mõlemad kasutavad IDA* otsingut koos heuristikaga</text:p>
      <text:list xml:id="list173422353214870" text:continue-numbering="true" text:style-name="Outline">
        <text:list-item>
          <text:list>
            <text:list-item>
              <text:h text:style-name="P32" text:outline-level="2">Algoritmide võrdlus</text:h>
            </text:list-item>
            <text:list-item>
              <text:h text:style-name="P30" text:outline-level="2"><text:bookmark-start text:name="__RefHeading___Toc1193_265881006"/>Realisatsioon ja tulemuste analüüs<text:bookmark-end text:name="__RefHeading___Toc1193_265881006"/></text:h>
              <text:list>
                <text:list-item>
                  <text:h text:style-name="P35" text:outline-level="3">Jõulahendus</text:h>
                </text:list-item>
                <text:list-item>
                  <text:h text:style-name="P35" text:outline-level="3">Kociemba integreerimine</text:h>
                </text:list-item>
                <text:list-item>
                  <text:h text:style-name="P35" text:outline-level="3">Thistlethwaite’i realisatsioon</text:h>
                </text:list-item>
              </text:list>
            </text:list-item>
          </text:list>
        </text:list-item>
      </text:list>
      <text:p text:style-name="P23">Esimene samm: kõigepealt määratletakse iga serva kohta, kas nad on „head” või „halvad” servad. „Hea” serv tähendab seda, et teda saab enda kohale viia paarisarvu U ja D külgede pööretega. Seejärel tuleb muuta kõik servad „heaks”. Kergemad juhud saab lahendada lihtsalt jõuga proovimise teel aga autori loodud programmi puhul juba viienda sammu proovimine võtab ligikaudu 10 minutit ning ajakulu iga sammu jaoks suureneb eksponentsiaalselt. Maksimaalselt võib selle sammu jaoks kuluda 7 sammu, mis võtab autori programmiga proovimise teel ennustatavalt nädalaid aega, optimiseerimisega saab aega natukene lühendada. Lihtsam viis on see-eest erinevad juhud sisse kodeerida, kuna üldjoones on alati vaja sama asja teha - „halvad” servad U või D küljele viia ja siis seda külge pöörata.</text:p>
      <text:p text:style-name="P23">Teine samm: alustuseks tuleb üritada viia kõik LR kihi servad kihile UD nelja pöördega. Kui see ei õnnestu, tuleb need samad servad viia U kihile nelja sammuga. Seejärel tuleb määratleda iga nurga „pööre”. Igal nurgal on L või R nägu ja „pööre” näitab seda, kas ja mis suunas on nurka vaja pöörata, et L või R nägu asuks L või R küljel. „Pöörede” väärtusel on kolm võimalust: 0, kui nägu on juba õigel küljel, 1, kui nurka on vaja päripäeva pöörata, ja 2, kui nurka on vaja vastupäeva pöörata. <text:span text:style-name="T6">Kui kõikide nurkade „pöörded” on leitud, tuleb nende põhjal leida tabelist valem ja see realiseerida.</text:span></text:p>
      <text:p text:style-name="P22">Kolmas samm: kõigepealt leia<text:span text:style-name="T5">takse</text:span>, millised nurgad on orbiidil ehk millised nurgad asuvad enda küljel või vastasküljel. See tähendab, et <text:span text:style-name="T5">selleks, et nurk saaks orbiidil olla, peavad kõik tema kolm nägu asuma küljel, mis on temaga sama värvi, või küljel, mis on temaga vastasvärvi (näiteks valge nägu saab olla valgel või kollasel küljel). Seejärel tuleb esimesest kolmanda sammu tabelist vaadata algse valemi. Järgmisena tuleb leida, milliseid nurkasid peab vahetama omavahel, et nad jõuaksid oma lõplikku asukohta. Nii tekib mingi arv nurkade gruppe, mille sees peavad nurgad üksteisega kohti vahetama. Seejärel tuleb valida õige </text:span><text:soft-page-break/><text:span text:style-name="T5">valemite leht. Igal valemite lehel on kaks sarnast nurkade vahetamise gruppide komplekti. Üks komplekt tuleb valida selle põhjal, millised nurgad on orbiidilt väljas. Teise komplekti jaoks tuleb valida selline komplekt, mille puhul nurkade vahetamise grupid muutuvad selliseks, mis neljanda sammu tabelites olemas on. Teise komplekti valikus on 6 erinevat võimalust ja õige variandi saab leida proovimise teel. Kui õiged komplektid on valitud nurkade vahetamiseks, tuleb leida FB kihi servade asukohad ning nende põhjal tabeli valitud lehelt õige valem ja see realiseerida.</text:span></text:p>
      <text:p text:style-name="P24">Neljas samm: TEHA</text:p>
      <text:list xml:id="list173422707564667" text:continue-numbering="true" text:style-name="Outline">
        <text:list-item>
          <text:h text:style-name="P29" text:outline-level="1"><text:bookmark-start text:name="__RefHeading___Toc1195_265881006"/>Seadme arhitektuur ja disain<text:bookmark-end text:name="__RefHeading___Toc1195_265881006"/></text:h>
          <text:list>
            <text:list-item>
              <text:h text:style-name="P30" text:outline-level="2"><text:bookmark-start text:name="__RefHeading___Toc1197_265881006"/>Mehaanika<text:bookmark-end text:name="__RefHeading___Toc1197_265881006"/></text:h>
            </text:list-item>
            <text:list-item>
              <text:h text:style-name="P30" text:outline-level="2"><text:bookmark-start text:name="__RefHeading___Toc1199_265881006"/>Elektroonika<text:bookmark-end text:name="__RefHeading___Toc1199_265881006"/></text:h>
            </text:list-item>
            <text:list-item>
              <text:h text:style-name="P30" text:outline-level="2"><text:bookmark-start text:name="__RefHeading___Toc1201_265881006"/>Tarkvara<text:bookmark-end text:name="__RefHeading___Toc1201_265881006"/></text:h>
            </text:list-item>
          </text:list>
        </text:list-item>
      </text:list>
      <text:p text:style-name="P18">Kokkuvõte</text:p>
      <text:p text:style-name="P18">Kasutatud kirjandus</text:p>
      <text:p text:style-name="P15">Grol, van G. (2010) The Quest For God’s Number. Loetud: <text:a xlink:type="simple" xlink:href="http://digitaleditions.walsworthprintgroup.com/display_article.php?id=532775" text:style-name="Internet_20_link" text:visited-style-name="Visited_20_Internet_20_Link">http://digitaleditions.walsworthprintgroup.com/display_article.php?id=532775</text:a>, 20.01.2018</text:p>
      <text:p text:style-name="P15">Rokicki, T., Kociemba, H., Davidson, M., Dethridge, J. (2014) God’s Number is 20. Loetud: <text:a xlink:type="simple" xlink:href="http://www.cube20.org/" text:style-name="Internet_20_link" text:visited-style-name="Visited_20_Internet_20_Link">http://www.cube20.org/</text:a>, 20.01.2018</text:p>
      <text:p text:style-name="P15">Scherphuis, J. (2014) Computer Puzzling. Loetud: <text:a xlink:type="simple" xlink:href="https://www.jaapsch.net/puzzles/compcube.htm" text:style-name="Internet_20_link" text:visited-style-name="Visited_20_Internet_20_Link">https://www.jaapsch.net/puzzles/compcube.htm</text:a>, 20.01.2018</text:p>
      <text:p text:style-name="P15">Scherphuis, J. (2014) Thistlethwaite’s 52-move algorithm. Loetud: <text:a xlink:type="simple" xlink:href="https://www.jaapsch.net/puzzles/thistle.htm" text:style-name="Internet_20_link" text:visited-style-name="Visited_20_Internet_20_Link">https://www.jaapsch.net/puzzles/thistle.htm</text:a>, <text:span text:style-name="T1">20.01.2018</text:span></text:p>
      <text:p text:style-name="P15">Speedsolving Wiki (2012) s.v. Herbert Kociemba. Loetud: <text:a xlink:type="simple" xlink:href="https://www.speedsolving.com/wiki/index.php/Herbert_Kociemba" text:style-name="Internet_20_link" text:visited-style-name="Visited_20_Internet_20_Link">https://www.speedsolving.com/wiki/index.php/Herbert_Kociemba</text:a>, 20.01.2018</text:p>
      <text:p text:style-name="P15">Speedsolving Wiki (2017) s.v. Kociemba’s Algorithm. Loetud: <text:a xlink:type="simple" xlink:href="https://www.speedsolving.com/wiki/index.php/Kociemba%27s_Algorithm" text:style-name="Internet_20_link" text:visited-style-name="Visited_20_Internet_20_Link">https://www.speedsolving.com/wiki/index.php/Kociemba%27s_Algorithm</text:a>, 21.0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top="0in" fo:margin-bottom="0.1654in" loext:contextual-spacing="false"/>
    </style:style>
    <style:style style:name="Heading" style:family="paragraph" style:parent-style-name="Standard" style:next-style-name="Text_20_body" style:list-style-name="Numbering_20_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54in" loext:contextual-spacing="false" fo:line-height="150%" fo:text-align="justify" style:justify-single-word="false" fo:text-indent="0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1665in" fo:margin-bottom="0.0835in" loext:contextual-spacing="false" fo:text-indent="0in" style:auto-text-indent="false"/>
      <style:text-properties style:font-name="Times New Roman1" fo:font-family="'Times New Roman'" style:font-style-name="Bold" style:font-family-generic="roman" style:font-pitch="variable"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4pt" fo:font-weight="bold" fo:background-color="transparent" style:font-size-asian="101%" style:font-weight-asian="bold" style:font-size-complex="101%" style:font-weight-complex="600"/>
    </style:style>
    <style:style style:name="Contents_20_Heading" style:display-name="Contents Heading" style:family="paragraph" style:parent-style-name="Heading" style:list-style-name="" style:class="index">
      <style:paragraph-properties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07in" fo:margin-right="0.785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footer-first>
        <text:p text:style-name="MP1"/>
      </style:footer-first>
      <style:footer-left>
        <text:p text:style-name="MP1"><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1:38:35.253063283</meta:creation-date>
    <dc:date>2018-03-04T17:34:21.949925055</dc:date>
    <meta:editing-duration>PT7H52M52S</meta:editing-duration>
    <meta:editing-cycles>10</meta:editing-cycles>
    <meta:generator>LibreOffice/5.1.6.2$Linux_X86_64 LibreOffice_project/10m0$Build-2</meta:generator>
    <meta:document-statistic meta:table-count="0" meta:image-count="0" meta:object-count="0" meta:page-count="12" meta:paragraph-count="68" meta:word-count="1856" meta:character-count="14026" meta:non-whitespace-character-count="12212"/>
  </office:meta>
</office:document-meta>
</file>